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fo:font-weight="bold" style:font-weight-asian="bold" style:font-weight-complex="bold"/>
    </style:style>
    <style:style style:name="P4" style:family="paragraph" style:parent-style-name="Heading_20_2">
      <style:text-properties fo:font-weight="bold" officeooo:rsid="04d93a42" officeooo:paragraph-rsid="04d93a42" style:font-weight-asian="bold" style:font-weight-complex="bold"/>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d21c3"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fe52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10cc7" officeooo:paragraph-rsid="04b10cc7"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2cd3a" officeooo:paragraph-rsid="04b2cd3a"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3bf13" officeooo:paragraph-rsid="04b3bf13"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acbcd" officeooo:paragraph-rsid="04cacbcd"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89c57" officeooo:paragraph-rsid="04d89c57"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d07b7" officeooo:paragraph-rsid="04dd07b7"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76020" officeooo:paragraph-rsid="04b76020"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26492" officeooo:paragraph-rsid="04f06689"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c5f1d" officeooo:paragraph-rsid="04f1d40a"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93a42" officeooo:paragraph-rsid="04f45cf3"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font-name="David CLM" officeooo:rsid="02d00e5f" officeooo:paragraph-rsid="032aa1da" style:font-name-complex="David CLM"/>
    </style:style>
    <style:style style:name="P18" style:family="paragraph" style:parent-style-name="Text_20_body">
      <style:text-properties officeooo:paragraph-rsid="04dd07b7"/>
    </style:style>
    <style:style style:name="P19" style:family="paragraph" style:parent-style-name="Heading_20_1">
      <style:text-properties style:font-name="David CLM" officeooo:rsid="04a34e3d" officeooo:paragraph-rsid="04a34e3d" style:font-name-complex="David CLM"/>
    </style:style>
    <style:style style:name="P20"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dd73" officeooo:paragraph-rsid="04b5dd73" style:letter-kerning="true" style:font-size-asian="12pt" style:font-style-asian="normal" style:font-weight-asian="normal" style:font-name-complex="David CLM" style:font-size-complex="12pt" style:font-weight-complex="normal" style:text-emphasize="none"/>
    </style:style>
    <style:style style:name="P21"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6dc7" officeooo:paragraph-rsid="04b56dc7" style:letter-kerning="true" style:font-size-asian="12pt" style:font-style-asian="normal" style:font-weight-asian="normal" style:font-name-complex="David CLM" style:font-size-complex="12pt" style:font-weight-complex="normal" style:text-emphasize="none"/>
    </style:style>
    <style:style style:name="P2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aaa75" officeooo:paragraph-rsid="04f5024f" style:letter-kerning="true" style:font-size-asian="12pt" style:font-style-asian="normal" style:font-weight-asian="normal" style:font-name-complex="David CLM" style:font-size-complex="12pt" style:font-weight-complex="normal" style:text-emphasize="none"/>
    </style:style>
    <style:style style:name="P2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5024f" officeooo:paragraph-rsid="04f5024f"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paragraph-properties fo:text-align="start" style:justify-single-word="false" style:writing-mode="lr-tb"/>
      <style:text-properties style:use-window-font-color="true" style:text-outline="false" style:text-line-through-style="none" style:text-line-through-type="none" style:font-name="David CLM" fo:font-size="12pt" fo:font-style="normal" fo:text-shadow="none" style:text-underline-style="none" fo:font-weight="normal" officeooo:rsid="04f5024f" officeooo:paragraph-rsid="04f5024f"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style="italic" officeooo:rsid="04afe522" style:font-style-asian="italic" style:font-style-complex="italic"/>
    </style:style>
    <style:style style:name="T3" style:family="text">
      <style:text-properties fo:font-style="italic" officeooo:rsid="04d26492" style:font-style-asian="italic" style:font-style-complex="italic"/>
    </style:style>
    <style:style style:name="T4" style:family="text">
      <style:text-properties style:font-name="David CLM" fo:font-size="12pt" officeooo:rsid="04c501c7" style:font-size-asian="12pt" style:font-name-complex="David CLM" style:font-size-complex="12pt"/>
    </style:style>
    <style:style style:name="T5" style:family="text">
      <style:text-properties officeooo:rsid="04ae9a4a"/>
    </style:style>
    <style:style style:name="T6" style:family="text">
      <style:text-properties officeooo:rsid="04afe522"/>
    </style:style>
    <style:style style:name="T7" style:family="text">
      <style:text-properties officeooo:rsid="04b056d9"/>
    </style:style>
    <style:style style:name="T8" style:family="text">
      <style:text-properties officeooo:rsid="04b3e8fd"/>
    </style:style>
    <style:style style:name="T9" style:family="text">
      <style:text-properties officeooo:rsid="04b5dd73"/>
    </style:style>
    <style:style style:name="T10" style:family="text">
      <style:text-properties officeooo:rsid="04ba7226"/>
    </style:style>
    <style:style style:name="T11" style:family="text">
      <style:text-properties officeooo:rsid="04baaa75"/>
    </style:style>
    <style:style style:name="T12" style:family="text">
      <style:text-properties officeooo:rsid="04cc5f1d"/>
    </style:style>
    <style:style style:name="T13" style:family="text">
      <style:text-properties officeooo:rsid="04cca034"/>
    </style:style>
    <style:style style:name="T14" style:family="text">
      <style:text-properties officeooo:rsid="04cf7260"/>
    </style:style>
    <style:style style:name="T15" style:family="text">
      <style:text-properties officeooo:rsid="04d26492"/>
    </style:style>
    <style:style style:name="T16" style:family="text">
      <style:text-properties officeooo:rsid="04d3d85f"/>
    </style:style>
    <style:style style:name="T17" style:family="text">
      <style:text-properties officeooo:rsid="04dee104"/>
    </style:style>
    <style:style style:name="T18" style:family="text">
      <style:text-properties fo:language="en" fo:country="US"/>
    </style:style>
    <style:style style:name="T19" style:family="text">
      <style:text-properties fo:language="en" fo:country="US" officeooo:rsid="04e6e1b4"/>
    </style:style>
    <style:style style:name="T20" style:family="text">
      <style:text-properties fo:language="en" fo:country="US" officeooo:rsid="04e7791c"/>
    </style:style>
    <style:style style:name="T21" style:family="text">
      <style:text-properties fo:language="en" fo:country="US" officeooo:rsid="04f5024f"/>
    </style:style>
    <style:style style:name="T22" style:family="text">
      <style:text-properties officeooo:rsid="04e6e1b4"/>
    </style:style>
    <style:style style:name="T23" style:family="text">
      <style:text-properties officeooo:rsid="04e92bbe"/>
    </style:style>
    <style:style style:name="T24" style:family="text">
      <style:text-properties officeooo:rsid="04eb94aa"/>
    </style:style>
    <style:style style:name="T25" style:family="text">
      <style:text-properties officeooo:rsid="04ecfa5d"/>
    </style:style>
    <style:style style:name="T26" style:family="text">
      <style:text-properties officeooo:rsid="04f4c1df"/>
    </style:style>
    <style:style style:name="T27" style:family="text">
      <style:text-properties officeooo:rsid="04f5024f"/>
    </style:style>
    <style:style style:name="T28" style:family="text">
      <style:text-properties fo:language="en" fo:country="US"/>
    </style:style>
    <style:style style:name="T29" style:family="text">
      <style:text-properties fo:language="en" fo:country="US" style:font-style-complex="normal"/>
    </style:style>
    <style:style style:name="T30" style:family="text">
      <style:text-properties fo:language="en" fo:country="US" officeooo:rsid="0599a10c" style:font-style-complex="normal"/>
    </style:style>
    <style:style style:name="T31" style:family="text">
      <style:text-properties fo:language="en" fo:country="US" officeooo:rsid="04f5024f" style:font-style-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אלגוריתמים לחלוקה הוגנת של שכר דירה</text:h>
      <text:p text:style-name="P5">נניח שאתם שוכרים דירה עם שותפים. יש שלושה שותפים ובדירה יש שלושה חדרים, כך שכל שותף צריך לקבל חדר. אבל החדרים לא שוים, נניח, יש <text:span text:style-name="T6">סלון </text:span>גדול <text:span text:style-name="T5">ה</text:span>פונה לים, חדר<text:span text:style-name="T6">ון ה</text:span>פונה לכביש, והחדר השלישי הוא בכלל מרתף טחוב... <text:s/>בניגוד לעוגה, כאן אי אפשר "לחתוך" חדרים - כל אחד צריך לקבל חדר אחד בדיוק. האם אפשר לוודא שהחלוקה תהיה ללא קנאה? </text:p>
      <text:p text:style-name="P6">-- התשובה היא כן - <text:span text:style-name="T6">אם מכניסים לחישוב גם את </text:span><text:span text:style-name="T2">המחיר </text:span><text:span text:style-name="T6">של כל חדר. הרי בנוסף לחדרים, צריך לחלק גם את דמי-השכירות בין השותפים. אם </text:span>המחיר של המרתף יהיה נמוך משמעותית מהמחיר של <text:span text:style-name="T7">הסלון</text:span>, אז ייתכן שמי שיקבל אותו לא יקנא<text:span text:style-name="T5"> (כלומר, ברור שהוא היה מעדיף לגור בסלון, אבל הוא מעדיף מרתף בזול על-פני סלון ביוקר). </text:span></text:p>
      <text:p text:style-name="P7">אם כך, האתגר שלנו בשיעור הזה הוא: <text:span text:style-name="T1">איך לקבוע את הקצאת החדרים ואת המחיר לכל חדר, כך שאף אחד מהשותפים לא יקנא?</text:span></text:p>
      <text:p text:style-name="P8">אנחנו נראה שני פתרונות, ובאמצעותם גם נכיר שתי דרכים לייצג העדפות של בני-אדם:</text:p>
      <text:p text:style-name="P8">* העדפות קרדינליות - אנשים יודעים לתת ערך מספרי לכל חפץ, למשל "המרתף שווה בעיני 500 והסלון שווה בעיניי 900".</text:p>
      <text:p text:style-name="P8">* העדפות אורדינליות - אנשים יודעים להגיד מה הם מעדיפים, אבל לא יודעים להגיד מספרים. לדוגמה, הם יכולים להגיד "אני מעדיף את המרתף שעולה 300 על-פני הסלון שעולה 800". </text:p>
      <text:p text:style-name="P8">לכל דרך יש יתרונות וחסרונות: לרוב האנשים קל יותר להביע העדפות אורדינליות, אבל למחשב קל יותר כמובן לעבוד עם העדפות קרדינליות (מספרים).</text:p>
      <text:p text:style-name="P3">המודל האורדינלי</text:p>
      <text:p text:style-name="P9">במודל האורדינלי, אנחנו מניחים שכל אחד מהשותפים יודע להגיד, עבור כל וקטור מחירים, איזה חדר הוא מעדיף בוקטור המחירים הזה. <text:span text:style-name="T8">אנחנו מניחים שההעדפות מקיימות את התנאים הבאים:</text:span></text:p>
      <text:list xml:id="list1774122421" text:style-name="L1">
        <text:list-item>
          <text:p text:style-name="P20"><text:span text:style-name="T17">החדרים הם סבירים </text:span>- ולכן, עבור כל וקטור-מחירים שסכומו כסכום שכר הדירה הכולל, כל דייר מוכן לקבל לפחות חדר אחד.</text:p>
        </text:list-item>
        <text:list-item>
          <text:p text:style-name="P21">השותפים הם עניים<text:span text:style-name="T9"> -</text:span> ולכן כל שותף מעדיף חדר <text:span text:style-name="T9">בחינם על-פני חדר בתשלום.</text:span></text:p>
        </text:list-item>
      </text:list>
      <text:p text:style-name="P13">עבור שני שותפים, יש פתרון פשוט לחלוקת החדרים: שותף אחד מחליט מה יהיה המחיר של כל חדר, והשותף השני בוחר חדר. הפתרון הזה נותן חלוקה ללא קנאה - בדיוק כמו אלגוריתם "חתוך ובחר" לחלוקת עוגה. <text:s/>האם אפשר להכליל את זה לשלושה שותפים או יותר?</text:p>
      <text:p text:style-name="P13">התשובה היא כן<text:span text:style-name="T11"> -</text:span> אפשר להשתמש באלגוריתם של סימונס-סו<text:span text:style-name="T10"> לחלוקת עוגה!</text:span></text:p>
      <text:p text:style-name="P22">נניח ששכר-הדירה הכולל הוא <text:span text:style-name="T19">R</text:span>. כל חלוקה של שכר-דירה בין החדרים היא וקטור של <text:span text:style-name="T26">מחירים</text:span> שסכומם <text:span text:style-name="T19">R</text:span>. <text:span text:style-name="T23">ניקח את סימפלקס היחידה, ונתאים לכל נקודה בסימפלקס (</text:span><text:span text:style-name="T20">x1, …, xn) </text:span><text:span text:style-name="T30">וקטור </text:span><text:span text:style-name="T31">של </text:span><text:span text:style-name="T30">מחירים (p1,…,pn), </text:span><text:span text:style-name="T31">כאשר לכל i:</text:span></text:p>
      <text:p text:style-name="P24"><text:span text:style-name="T31">p</text:span><text:span text:style-name="T29">i = R*xi</text:span></text:p>
      <text:p text:style-name="P23"><text:span text:style-name="T20">ש</text:span><text:span text:style-name="T18">ימו לב שבכל נקודה בסימפלקס, סכום המחירים הוא בדיוק </text:span><text:span text:style-name="T18">R, ולכן כל נקודה </text:span><text:span text:style-name="T18"><text:s/>מתאימה לחלוקה אפשרית של שכר-הדירה בין החדרים.</text:span></text:p>
      <text:p text:style-name="P22"><text:span text:style-name="T27">עכשיו נבצע </text:span><text:span text:style-name="T3">מישלוש </text:span><text:span text:style-name="T15">של הסימפלקס - נחלק אותו לסימפלקסונים קטנים, נניח, בגודל של אגורה אחת (אנחנו מניחים שהשותפים לא מקפידים על הבדלים של אגורה אחת בשכר הדירה). עבור כל וקטור-מחיר שנמצא על קודקוד של המישלוש, נשאל כל אחד מהשותפים "איזה חדר אתה מעדיף?". </text:span></text:p>
      <text:p text:style-name="P14">הנחת "<text:span text:style-name="T24">הדיירים</text:span> העניים" אומרת, שבכל קודקוד ראשי, כל <text:span text:style-name="T25">דייר</text:span> יבחר את אחת הפרוסות הריקות (= אחד מ n-1 החדרים שהמחיר שלו בקודקוד זה הוא 0). לדוגמה, אם יש שלושה חדרים ושלושה <text:span text:style-name="T25">דיירים</text:span>, אז בקודקוד מספר 1, כל <text:span text:style-name="T25">דייר</text:span> יכתוב 2 או 3. באותו אופן, בקודקוד 2 כל <text:span text:style-name="T25">דייר</text:span> יכתוב 1 או 3, ובקודקוד 3 כל <text:span text:style-name="T25">דייר</text:span> יכתוב 1 או 2. בקוים המחברים בין הקודקודים, כל <text:span text:style-name="T25">דייר</text:span> יבחר את החדר שהמחיר שלו 0. למשל, בקו בין קודקוד 1 לקודקוד 2, כל <text:span text:style-name="T25">דייר</text:span> יבחור את חדר מספר 3, וכו' (זה בדיוק הפוך מהמצב בבעיית חלוקת העוגה).</text:p>
      <text:p text:style-name="P10">אנחנו רוצים להשתמש בלמה של שפרנר, אבל לשם כך אנחנו צריכים להחליט <text:span text:style-name="T12">איזו תוית תהיה </text:span>על כל קודקוד ראשי - יש<text:span text:style-name="T13"> שתי אפשרויות. אם נבחר בכל קודקוד מספר אחר, התויות על הצלעות יתאימו לתנאי של שפרנר - בדקו ותראו. <text:s/>אפשר לבחור תויות באופן דומה גם כשיש n חדרים ו-n שותפים.</text:span></text:p>
      <text:p text:style-name="P15">לכן, לפי הלמה של שפרנר, קיים סימפלקסון<text:span text:style-name="T14"> שבו כל דייר בוחר חדר אחר. הסימפלקסון הזה מייצג חלוקה כמעט-ללא-קנאה. </text:span></text:p>
      <text:p text:style-name="P11">האלגוריתם של סימונס-סו לחלוקת שכר-דירה מומש ע"י הניו-יורק טיימס, ואפשר להשתמש בו כאן:</text:p>
      <text:p text:style-name="P11">‫‪https://www.nytimes.com/interactive/2014/science/rent­division­calculator.html‬‬</text:p>
      <text:p text:style-name="P4">החיסרון של המודל האורדינלי</text:p>
      <text:p text:style-name="P16">החיסרון העיקרי של המודל האורדינלי הוא "הנחת הדיירים העניים". רוב הדיירים לא בהכרח מעדיפים חדר בחינם על חדר בתשלום. לדוגמה, אם המרתף הטחוב הוא בחינם, והסלון הענק עולה שקל לחודש, גם דיירים עניים במיוחד כנראה יעדיפו את הסלון.</text:p>
      <text:p text:style-name="P12">הלקח מסיפור זה: לא מספיק לדעת אלגוריתמים - צריך גם להבין את ההנחות שלהם, ולוודא שהן מתאימות למציאות.</text:p>
      <text:p text:style-name="P12">כדי להתמודד עם בעיה זו, נציג אלגוריתם המסתמך על <text:span text:style-name="T1">המודל הקרדינלי</text:span> - ואינו מניח את הנחת הדיירים העניים.</text:p>
      <text:p text:style-name="P18"><text:span text:style-name="Citation"><text:span text:style-name="T4"/></text:span></text:p>
      <text:p text:style-name="P17">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1-16T20:09:21.622000000</dc:date>
    <meta:editing-duration>P8DT17H3M</meta:editing-duration>
    <meta:editing-cycles>1147</meta:editing-cycles>
    <meta:document-statistic meta:table-count="0" meta:image-count="0" meta:object-count="0" meta:page-count="1" meta:paragraph-count="30" meta:word-count="716" meta:character-count="3922" meta:non-whitespace-character-count="3233"/>
  </office:meta>
</office:document-meta>
</file>